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5e4e5" officeooo:paragraph-rsid="0005e4e5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5e4e5" officeooo:paragraph-rsid="0005e4e5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officeooo:rsid="0005e4e5" officeooo:paragraph-rsid="0005e4e5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5e4e5" officeooo:paragraph-rsid="0005e4e5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7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5e4e5" officeooo:paragraph-rsid="0005e4e5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rsid="0006b13d" officeooo:paragraph-rsid="0006b13d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5e4e5" officeooo:paragraph-rsid="0005e4e5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5pt" fo:font-style="normal" fo:font-weight="normal" officeooo:rsid="0006b13d" officeooo:paragraph-rsid="0006b13d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22pt" fo:font-style="normal" fo:font-weight="normal" officeooo:rsid="000975ec" officeooo:paragraph-rsid="000975ec" style:font-size-asian="19.25pt" style:font-style-asian="normal" style:font-weight-asian="normal" style:font-size-complex="2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22pt" fo:font-style="normal" fo:font-weight="bold" officeooo:rsid="000975ec" officeooo:paragraph-rsid="000975ec" style:font-size-asian="19.25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975ec" officeooo:paragraph-rsid="000975ec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Header">
      <style:text-properties fo:color="#800000" officeooo:rsid="0005e4e5" officeooo:paragraph-rsid="0005e4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2FORCHETTE</text:p>
      <text:p text:style-name="P1"/>
      <text:p text:style-name="P1"/>
      <text:p text:style-name="P1">RELAZIONE PROGETTO TECNOLOGIE WEB</text:p>
      <text:p text:style-name="P1"/>
      <text:p text:style-name="P3"><text:span text:style-name="T1">Anno accademico</text:span> 2014-2015</text:p>
      <text:p text:style-name="P3"/>
      <text:p text:style-name="P3"/>
      <text:p text:style-name="P3"/>
      <text:p text:style-name="P4">Informazioni sul gruppo</text:p>
      <text:p text:style-name="P3"/>
      <text:p text:style-name="P4">Componenti:<text:span text:style-name="T2"> Luca Alessio (1070690), Carlo Sindico (1069322)</text:span></text:p>
      <text:p text:style-name="P4"/>
      <text:p text:style-name="P4"><text:span text:style-name="T2"/></text:p>
      <text:p text:style-name="P4"/>
      <text:p text:style-name="P4">Referente: <text:span text:style-name="T2">Luca Alessio</text:span></text:p>
      <text:p text:style-name="P4"/>
      <text:p text:style-name="P5"><text:a xlink:type="simple" xlink:href="mailto:luca.alessio@studenti.unipd.it"><text:span text:style-name="T2">luca.alessio@studenti.unipd.it</text:span></text:a></text:p>
      <text:p text:style-name="P5"/>
      <text:p text:style-name="P5"/>
      <text:p text:style-name="P6">Informazioni sul sito:</text:p>
      <text:p text:style-name="P6"/>
      <text:p text:style-name="P8"><text:a xlink:type="simple" xlink:href="http://tecnologie-web.studenti.math.unipd.it/tecweb/~csindico/">http://tecnologie-web.studenti.math.unipd.it/tecweb/~csindico/</text:a></text:p>
      <text:p text:style-name="P8"/>
      <text:p text:style-name="P8"/>
      <text:p text:style-name="P6">Dati login:</text:p>
      <text:p text:style-name="P9"/>
      <text:p text:style-name="P9">username:admin</text:p>
      <text:p text:style-name="P9">password:admin</text:p>
      <text:p text:style-name="P9"/>
      <text:p text:style-name="P7">Anno accademico:</text:p>
      <text:p text:style-name="P9">2015-2016</text:p>
      <text:p text:style-name="P11"><text:soft-page-break/>Indice</text:p>
      <text:p text:style-name="P10"/>
      <text:p text:style-name="P12">1 <text:s/>Abstract</text:p>
      <text:p text:style-name="P12"/>
      <text:p text:style-name="P12">2 <text:s/>Utenti destinatari</text:p>
      <text:p text:style-name="P12"/>
      <text:p text:style-name="P12">3 <text:s/>Accessibilità</text:p>
      <text:p text:style-name="P12"><text:tab/>3.1 <text:s/>Separazione tra struttura, presentazione e comportamento</text:p>
      <text:p text:style-name="P12"><text:tab/>3.2 <text:s/>Gestione colori</text:p>
      <text:p text:style-name="P12"><text:tab/>3.3 <text:s/>Tag meta e posizionamento nel browser</text:p>
      <text:p text:style-name="P12"><text:tab/>3.4 <text:s/>Screen reader e gestione immagini</text:p>
      <text:p text:style-name="P12"><text:tab/>3.5 <text:s/>Link interni</text:p>
      <text:p text:style-name="P12"/>
      <text:p text:style-name="P12">4 <text:s/>Usabilità</text:p>
      <text:p text:style-name="P12"/>
      <text:p text:style-name="P12">5 <text:s/>Gerarchia dei file</text:p>
      <text:p text:style-name="P12"/>
      <text:p text:style-name="P12">6 <text:s/>Struttura del sito</text:p>
      <text:p text:style-name="P12"/>
      <text:p text:style-name="P12">7 <text:s/>Presentazione</text:p>
      <text:p text:style-name="P12"><text:tab/>7.1 <text:s/>Divisione dei file</text:p>
      <text:p text:style-name="P12"/>
      <text:p text:style-name="P12">8 <text:s/>Comportamento</text:p>
      <text:p text:style-name="P12"/>
      <text:p text:style-name="P12">9 <text:s/>Gestione dei dati</text:p>
      <text:p text:style-name="P12"><text:tab/>9.1 <text:s/>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7" svg:font-family="'LM Roman 1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officeooo:rsid="0005e4e5" officeooo:paragraph-rsid="0005e4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esto provvisorio non formattat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8:54:20.172051273</meta:creation-date>
    <meta:generator>LibreOffice/4.2.8.2$Linux_x86 LibreOffice_project/420m0$Build-2</meta:generator>
    <dc:date>2016-05-17T09:16:17.607124336</dc:date>
    <meta:editing-duration>PT12M15S</meta:editing-duration>
    <meta:editing-cycles>4</meta:editing-cycles>
    <meta:document-statistic meta:table-count="0" meta:image-count="0" meta:object-count="0" meta:page-count="2" meta:paragraph-count="32" meta:word-count="95" meta:character-count="759" meta:non-whitespace-character-count="673"/>
  </office:meta>
</office:document-meta>
</file>